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9.09cm"/>
      <style:paragraph-properties style:writing-mode="lr-tb"/>
    </style:style>
    <style:style style:name="gr2" style:family="graphic" style:parent-style-name="standard">
      <style:graphic-properties draw:stroke="dash" draw:stroke-dash="Dot" draw:fill-color="#e8f2a1" draw:textarea-horizontal-align="justify" draw:textarea-vertical-align="middle" draw:auto-grow-height="false" fo:min-height="20.387cm" fo:min-width="14.668cm"/>
      <style:paragraph-properties style:writing-mode="lr-tb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1.338cm" fo:min-width="7.755cm"/>
      <style:paragraph-properties style:writing-mode="lr-tb"/>
    </style:style>
    <style:style style:name="gr4" style:family="graphic" style:parent-style-name="standard">
      <style:graphic-properties draw:stroke="solid" draw:stroke-dash="Dot" svg:stroke-width="0.035cm" svg:stroke-color="#127622" draw:marker-start-width="0.252cm" draw:marker-end-width="0.252cm" draw:fill="none" draw:fill-color="#8e86ae" fo:min-height="0.702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8f2a1"/>
      <style:paragraph-properties fo:text-align="center"/>
    </style:style>
    <style:style style:name="P3" style:family="paragraph">
      <loext:graphic-properties draw:fill-color="#ffde59"/>
      <style:paragraph-properties fo:text-align="center"/>
    </style:style>
    <style:style style:name="P4" style:family="paragraph">
      <style:paragraph-properties fo:text-align="center"/>
      <style:text-properties fo:color="#355269" loext:opacity="100%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5" style:family="paragraph">
      <loext:graphic-properties draw:fill="none" draw:fill-color="#8e86ae"/>
      <style:paragraph-properties fo:text-align="center"/>
      <style:text-properties fo:color="#355269" loext:opacity="100%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355269" loext:opacity="100%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27cm" svg:x="1cm" svg:y="1cm">
          <text:p text:style-name="P1">URL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5.168cm" svg:height="20.637cm" svg:x="3.612cm" svg:y="3.54cm">
            <text:p text:style-name="P1">Content All in a box</text:p>
            <text:p text:style-name="P1">Use Bootstrap to control this things</text:p>
            <text:p text:style-name="P1">Div→container→row→col align-self-center</text:p>
            <text:p text:style-name="P1">(align-self-center not working for whatever reason)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0.842cm">
            <text:p text:style-name="P1">Census File 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3.064cm">
            <text:p text:style-name="P1">Census File 2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5.287cm">
            <text:p text:style-name="P1">Census File 3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7.509cm">
            <text:p text:style-name="P1">Census File 4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5.398cm" svg:height="1.153cm" svg:x="8.937cm" svg:y="9.255cm">
            <draw:text-box>
              <text:p text:style-name="P4"><text:span text:style-name="T1">New Censu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53:44.143006112</meta:creation-date>
    <dc:date>2022-02-23T14:51:46.549849045</dc:date>
    <meta:editing-duration>PT1H32M22S</meta:editing-duration>
    <meta:editing-cycles>6</meta:editing-cycles>
    <meta:generator>LibreOffice/7.0.4.2$Linux_x86 LibreOffice_project/00$Build-2</meta:generator>
    <meta:document-statistic meta:object-count="8"/>
  </office:meta>
</office:document-meta>
</file>